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1cm"/>
    </style:style>
    <style:style style:name="co2" style:family="table-column">
      <style:table-column-properties fo:break-before="auto" style:column-width="1.469cm"/>
    </style:style>
    <style:style style:name="co3" style:family="table-column">
      <style:table-column-properties fo:break-before="auto" style:column-width="7.978cm"/>
    </style:style>
    <style:style style:name="co4" style:family="table-column">
      <style:table-column-properties fo:break-before="auto" style:column-width="4.955cm"/>
    </style:style>
    <style:style style:name="co5" style:family="table-column">
      <style:table-column-properties fo:break-before="auto" style:column-width="4.147cm"/>
    </style:style>
    <style:style style:name="co6" style:family="table-column">
      <style:table-column-properties fo:break-before="auto" style:column-width="3.812cm"/>
    </style:style>
    <style:style style:name="co7" style:family="table-column">
      <style:table-column-properties fo:break-before="auto" style:column-width="2.695cm"/>
    </style:style>
    <style:style style:name="co8" style:family="table-column">
      <style:table-column-properties fo:break-before="auto" style:column-width="3.921cm"/>
    </style:style>
    <style:style style:name="co9" style:family="table-column">
      <style:table-column-properties fo:break-before="auto" style:column-width="4.03cm"/>
    </style:style>
    <style:style style:name="co10" style:family="table-column">
      <style:table-column-properties fo:break-before="auto" style:column-width="3.995cm"/>
    </style:style>
    <style:style style:name="co11" style:family="table-column">
      <style:table-column-properties fo:break-before="auto" style:column-width="4.523cm"/>
    </style:style>
    <style:style style:name="co12" style:family="table-column">
      <style:table-column-properties fo:break-before="auto" style:column-width="3.03cm"/>
    </style:style>
    <style:style style:name="co13" style:family="table-column">
      <style:table-column-properties fo:break-before="auto" style:column-width="1.677cm"/>
    </style:style>
    <style:style style:name="co14" style:family="table-column">
      <style:table-column-properties fo:break-before="auto" style:column-width="3.893cm"/>
    </style:style>
    <style:style style:name="co15" style:family="table-column">
      <style:table-column-properties fo:break-before="auto" style:column-width="2.505cm"/>
    </style:style>
    <style:style style:name="co16" style:family="table-column">
      <style:table-column-properties fo:break-before="auto" style:column-width="7.001cm"/>
    </style:style>
    <style:style style:name="co17" style:family="table-column">
      <style:table-column-properties fo:break-before="auto" style:column-width="5.664cm"/>
    </style:style>
    <style:style style:name="co18" style:family="table-column">
      <style:table-column-properties fo:break-before="auto" style:column-width="3.558cm"/>
    </style:style>
    <style:style style:name="co19" style:family="table-column">
      <style:table-column-properties fo:break-before="auto" style:column-width="3.413cm"/>
    </style:style>
    <style:style style:name="co20" style:family="table-column">
      <style:table-column-properties fo:break-before="auto" style:column-width="2.016cm"/>
    </style:style>
    <style:style style:name="co21" style:family="table-column">
      <style:table-column-properties fo:break-before="auto" style:column-width="2.542cm"/>
    </style:style>
    <style:style style:name="co22" style:family="table-column">
      <style:table-column-properties fo:break-before="auto" style:column-width="2.605cm"/>
    </style:style>
    <style:style style:name="ro1" style:family="table-row">
      <style:table-row-properties style:row-height="1.058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6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4"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background-color="transparent"/>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0" style:family="table-cell" style:parent-style-name="Default">
      <style:table-cell-properties fo:background-color="transparent" fo:wrap-option="wrap"/>
      <style:text-properties style:font-name="Liberation Sans Narrow" fo:hyphenate="true"/>
    </style:style>
    <style:style style:name="ce1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transparent"/>
      <style:text-properties style:font-name="Liberation Sans Narrow" fo:font-size="10pt" style:font-size-asian="10pt" style:font-size-complex="10pt"/>
    </style:style>
    <style:style style:name="ce1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4"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8"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Excel_20_Built-in_20_Currency"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Currency" style:data-style-name="N113">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Excel_20_Built-in_20_Excel_20_Built-in_20_Input" style:data-style-name="N11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Excel_20_Built-in_20_Accent1" style:data-style-name="N11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10">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ext-properties style:font-name="Liberation Sans Narrow" fo:font-size="10pt" style:font-size-asian="10pt" style:font-size-complex="10pt"/>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 table:default-cell-style-name="ce2"/>
        <table:table-column table:style-name="co2" table:default-cell-style-name="ce5"/>
        <table:table-column table:style-name="co3" table:default-cell-style-name="ce11"/>
        <table:table-column table:style-name="co4" table:default-cell-style-name="ce15"/>
        <table:table-column table:style-name="co5" table:default-cell-style-name="ce18"/>
        <table:table-column table:style-name="co6" table:default-cell-style-name="ce18"/>
        <table:table-column table:style-name="co7" table:default-cell-style-name="ce18"/>
        <table:table-column table:style-name="co8" table:default-cell-style-name="ce33"/>
        <table:table-column table:style-name="co9" table:default-cell-style-name="ce33"/>
        <table:table-column table:style-name="co10" table:default-cell-style-name="ce18"/>
        <table:table-column table:style-name="co11" table:default-cell-style-name="ce18"/>
        <table:table-column table:style-name="co12" table:default-cell-style-name="ce18"/>
        <table:table-column table:style-name="co13" table:number-columns-repeated="1011" table:default-cell-style-name="ce18"/>
        <table:table-column table:style-name="co13" table:default-cell-style-name="ce47"/>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8"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29" office:value-type="string" office:string-value="Costo unitario (USD FOB DigiKey)" calcext:value-type="string">
            <text:p>Costo unitario (USD FOB DigiKey) </text:p>
          </table:table-cell>
          <table:table-cell table:style-name="ce29" office:value-type="string" office:string-value="Costo por PCB (USD FOB DigiKey)" calcext:value-type="string">
            <text:p>Costo por PCB (USD FOB DigiKey) </text:p>
          </table:table-cell>
          <table:table-cell table:style-name="ce41" table:number-columns-repeated="1014"/>
          <table:table-cell/>
        </table:table-row>
        <table:table-row table:style-name="ro2">
          <table:table-cell office:value-type="string" calcext:value-type="string">
            <text:p>BK-913</text:p>
          </table:table-cell>
          <table:table-cell office:value-type="float" office:value="1" calcext:value-type="float">
            <text:p>1</text:p>
          </table:table-cell>
          <table:table-cell table:style-name="ce9" office:value-type="string" calcext:value-type="string">
            <text:p>BT1</text:p>
          </table:table-cell>
          <table:table-cell office:value-type="string" calcext:value-type="string">
            <text:p>Soporte batería CR2032</text:p>
          </table:table-cell>
          <table:table-cell table:style-name="ce16" table:formula="of:=HYPERLINK(&quot;http://www.digikey.com/product-search/en?KeyWords=&quot;&amp;[.J2];[.J2])" office:value-type="string" office:string-value="BK-913-ND" calcext:value-type="string">
            <text:p>BK-913-ND</text:p>
          </table:table-cell>
          <table:table-cell table:style-name="ce16"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0" office:value-type="float" office:value="0.27" calcext:value-type="float">
            <text:p><text:s/>$0,27000 </text:p>
          </table:table-cell>
          <table:table-cell table:style-name="ce30"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2">
          <table:table-cell office:value-type="string" calcext:value-type="string">
            <text:p>15p</text:p>
          </table:table-cell>
          <table:table-cell office:value-type="float" office:value="2" calcext:value-type="float">
            <text:p>2</text:p>
          </table:table-cell>
          <table:table-cell table:style-name="ce9" office:value-type="string" calcext:value-type="string">
            <text:p>C79 C81</text:p>
          </table:table-cell>
          <table:table-cell office:value-type="string" calcext:value-type="string">
            <text:p>Cap. Cerámico 0603</text:p>
          </table:table-cell>
          <table:table-cell table:style-name="ce16" table:formula="of:=HYPERLINK(&quot;http://www.digikey.com/product-search/en?KeyWords=&quot;&amp;[.J3];[.J3])" office:value-type="string" office:string-value="1276-1296-1-ND" calcext:value-type="string">
            <text:p>1276-1296-1-ND</text:p>
          </table:table-cell>
          <table:table-cell table:style-name="ce16"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0" office:value-type="float" office:value="0.0121" calcext:value-type="float">
            <text:p><text:s/>$0,01210 </text:p>
          </table:table-cell>
          <table:table-cell table:style-name="ce30"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2">
          <table:table-cell office:value-type="string" calcext:value-type="string">
            <text:p>18pF</text:p>
          </table:table-cell>
          <table:table-cell office:value-type="float" office:value="4" calcext:value-type="float">
            <text:p>4</text:p>
          </table:table-cell>
          <table:table-cell table:style-name="ce9" office:value-type="string" calcext:value-type="string">
            <text:p>C11 C12 C13 C14</text:p>
          </table:table-cell>
          <table:table-cell office:value-type="string" calcext:value-type="string">
            <text:p>Cap. Cerámico 0603</text:p>
          </table:table-cell>
          <table:table-cell table:style-name="ce16" table:formula="of:=HYPERLINK(&quot;http://www.digikey.com/product-search/en?KeyWords=&quot;&amp;[.J4];[.J4])" office:value-type="string" office:string-value="399-1052-1-ND" calcext:value-type="string">
            <text:p>399-1052-1-ND</text:p>
          </table:table-cell>
          <table:table-cell table:style-name="ce16"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0" office:value-type="float" office:value="0.0154" calcext:value-type="float">
            <text:p><text:s/>$0,01540 </text:p>
          </table:table-cell>
          <table:table-cell table:style-name="ce30"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2">
          <table:table-cell office:value-type="string" calcext:value-type="string">
            <text:p>20p</text:p>
          </table:table-cell>
          <table:table-cell office:value-type="float" office:value="2" calcext:value-type="float">
            <text:p>2</text:p>
          </table:table-cell>
          <table:table-cell table:style-name="ce9" office:value-type="string" calcext:value-type="string">
            <text:p>C82 C83</text:p>
          </table:table-cell>
          <table:table-cell office:value-type="string" calcext:value-type="string">
            <text:p>Cap. Cerámico 0603</text:p>
          </table:table-cell>
          <table:table-cell table:style-name="ce16" table:formula="of:=HYPERLINK(&quot;http://www.digikey.com/product-search/en?KeyWords=&quot;&amp;[.J5];[.J5])" office:value-type="string" office:string-value="1276-1187-1-ND" calcext:value-type="string">
            <text:p>1276-1187-1-ND</text:p>
          </table:table-cell>
          <table:table-cell table:style-name="ce16"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0" office:value-type="float" office:value="0.0138" calcext:value-type="float">
            <text:p><text:s/>$0,01380 </text:p>
          </table:table-cell>
          <table:table-cell table:style-name="ce30"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2">
          <table:table-cell office:value-type="string" calcext:value-type="string">
            <text:p>22p</text:p>
          </table:table-cell>
          <table:table-cell office:value-type="float" office:value="2" calcext:value-type="float">
            <text:p>2</text:p>
          </table:table-cell>
          <table:table-cell table:style-name="ce9" office:value-type="string" calcext:value-type="string">
            <text:p>C84 C85</text:p>
          </table:table-cell>
          <table:table-cell office:value-type="string" calcext:value-type="string">
            <text:p>Cap. Cerámico 0603</text:p>
          </table:table-cell>
          <table:table-cell table:style-name="ce16" table:formula="of:=HYPERLINK(&quot;http://www.digikey.com/product-search/en?KeyWords=&quot;&amp;[.J6];[.J6])" office:value-type="string" office:string-value="445-1273-1-ND" calcext:value-type="string">
            <text:p>445-1273-1-ND</text:p>
          </table:table-cell>
          <table:table-cell table:style-name="ce16"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0" office:value-type="float" office:value="0.0138" calcext:value-type="float">
            <text:p><text:s/>$0,01380 </text:p>
          </table:table-cell>
          <table:table-cell table:style-name="ce30"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2">
          <table:table-cell office:value-type="string" calcext:value-type="string">
            <text:p>470pF</text:p>
          </table:table-cell>
          <table:table-cell office:value-type="float" office:value="5" calcext:value-type="float">
            <text:p>5</text:p>
          </table:table-cell>
          <table:table-cell table:style-name="ce9" office:value-type="string" calcext:value-type="string">
            <text:p>C7 C38 C40 C44 C92</text:p>
          </table:table-cell>
          <table:table-cell office:value-type="string" calcext:value-type="string">
            <text:p>Cap. Cerámico 0603</text:p>
          </table:table-cell>
          <table:table-cell table:style-name="ce16" table:formula="of:=HYPERLINK(&quot;http://www.digikey.com/product-search/en?KeyWords=&quot;&amp;[.J7];[.J7])" office:value-type="string" office:string-value="399-1075-1-ND" calcext:value-type="string">
            <text:p>399-1075-1-ND</text:p>
          </table:table-cell>
          <table:table-cell table:style-name="ce16"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0" office:value-type="float" office:value="0.01652" calcext:value-type="float">
            <text:p><text:s/>$0,01652 </text:p>
          </table:table-cell>
          <table:table-cell table:style-name="ce30"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2">
          <table:table-cell office:value-type="string" calcext:value-type="string">
            <text:p>1nF</text:p>
          </table:table-cell>
          <table:table-cell office:value-type="float" office:value="5" calcext:value-type="float">
            <text:p>5</text:p>
          </table:table-cell>
          <table:table-cell table:style-name="ce9" office:value-type="string" calcext:value-type="string">
            <text:p>C8 C36 C42 C91 C93</text:p>
          </table:table-cell>
          <table:table-cell office:value-type="string" calcext:value-type="string">
            <text:p>Cap. Cerámico 0603</text:p>
          </table:table-cell>
          <table:table-cell table:style-name="ce16" table:formula="of:=HYPERLINK(&quot;http://www.digikey.com/product-search/en?KeyWords=&quot;&amp;[.J8];[.J8])" office:value-type="string" office:string-value="399-1082-1-ND" calcext:value-type="string">
            <text:p>399-1082-1-ND</text:p>
          </table:table-cell>
          <table:table-cell table:style-name="ce16"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0" office:value-type="float" office:value="0.0112" calcext:value-type="float">
            <text:p><text:s/>$0,01120 </text:p>
          </table:table-cell>
          <table:table-cell table:style-name="ce30"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2">
          <table:table-cell office:value-type="string" calcext:value-type="string">
            <text:p>10nF</text:p>
          </table:table-cell>
          <table:table-cell office:value-type="float" office:value="2" calcext:value-type="float">
            <text:p>2</text:p>
          </table:table-cell>
          <table:table-cell table:style-name="ce9" office:value-type="string" calcext:value-type="string">
            <text:p>C69 C88</text:p>
          </table:table-cell>
          <table:table-cell office:value-type="string" calcext:value-type="string">
            <text:p>Cap. Cerámico 0603</text:p>
          </table:table-cell>
          <table:table-cell table:style-name="ce16" table:formula="of:=HYPERLINK(&quot;http://www.digikey.com/product-search/en?KeyWords=&quot;&amp;[.J9];[.J9])" office:value-type="string" office:string-value="399-1091-1-ND" calcext:value-type="string">
            <text:p>399-1091-1-ND</text:p>
          </table:table-cell>
          <table:table-cell table:style-name="ce16"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0" office:value-type="float" office:value="0.009" calcext:value-type="float">
            <text:p><text:s/>$0,00900 </text:p>
          </table:table-cell>
          <table:table-cell table:style-name="ce30"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3">
          <table:table-cell office:value-type="string" calcext:value-type="string">
            <text:p>100nF</text:p>
          </table:table-cell>
          <table:table-cell office:value-type="float" office:value="61" calcext:value-type="float">
            <text:p>61</text:p>
          </table:table-cell>
          <table:table-cell table:style-name="ce9"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16" table:formula="of:=HYPERLINK(&quot;http://www.digikey.com/product-search/en?KeyWords=&quot;&amp;[.J10];[.J10])" office:value-type="string" office:string-value="399-1096-1-ND" calcext:value-type="string">
            <text:p>399-1096-1-ND</text:p>
          </table:table-cell>
          <table:table-cell table:style-name="ce16"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0" office:value-type="float" office:value="0.0054" calcext:value-type="float">
            <text:p><text:s/>$0,00540 </text:p>
          </table:table-cell>
          <table:table-cell table:style-name="ce30" table:formula="of:=[.B10]*[.H10]" office:value-type="float" office:value="0.3294" calcext:value-type="float">
            <text:p><text:s/>$0,32940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2">
          <table:table-cell office:value-type="string" calcext:value-type="string">
            <text:p>1uF</text:p>
          </table:table-cell>
          <table:table-cell office:value-type="float" office:value="4" calcext:value-type="float">
            <text:p>4</text:p>
          </table:table-cell>
          <table:table-cell table:style-name="ce9" office:value-type="string" calcext:value-type="string">
            <text:p>C97 C98 C99 C100</text:p>
          </table:table-cell>
          <table:table-cell office:value-type="string" calcext:value-type="string">
            <text:p>Cap. Cerámico 0603</text:p>
          </table:table-cell>
          <table:table-cell table:style-name="ce16" table:formula="of:=HYPERLINK(&quot;http://www.digikey.com/product-search/en?KeyWords=&quot;&amp;[.J11];[.J11])" office:value-type="string" office:string-value="399-7848-1-ND" calcext:value-type="string">
            <text:p>399-7848-1-ND</text:p>
          </table:table-cell>
          <table:table-cell table:style-name="ce16"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31" office:value-type="float" office:value="0.01836" calcext:value-type="float">
            <text:p><text:s/>$0,01836 </text:p>
          </table:table-cell>
          <table:table-cell table:style-name="ce30"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2">
          <table:table-cell office:value-type="string" calcext:value-type="string">
            <text:p>3.3uF</text:p>
          </table:table-cell>
          <table:table-cell office:value-type="float" office:value="1" calcext:value-type="float">
            <text:p>1</text:p>
          </table:table-cell>
          <table:table-cell table:style-name="ce9" office:value-type="string" calcext:value-type="string">
            <text:p>C80</text:p>
          </table:table-cell>
          <table:table-cell office:value-type="string" calcext:value-type="string">
            <text:p>Cap. Tantáleo SMD</text:p>
          </table:table-cell>
          <table:table-cell table:style-name="ce16" table:formula="of:=HYPERLINK(&quot;http://www.digikey.com/product-search/en?KeyWords=&quot;&amp;[.J12];[.J12])" office:value-type="string" office:string-value="399-5502-1-ND" calcext:value-type="string">
            <text:p>399-5502-1-ND</text:p>
          </table:table-cell>
          <table:table-cell table:style-name="ce16"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0" office:value-type="float" office:value="0.0147" calcext:value-type="float">
            <text:p><text:s/>$0,01470 </text:p>
          </table:table-cell>
          <table:table-cell table:style-name="ce30"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2">
          <table:table-cell office:value-type="string" calcext:value-type="string">
            <text:p>10uF</text:p>
          </table:table-cell>
          <table:table-cell office:value-type="float" office:value="10" calcext:value-type="float">
            <text:p>10</text:p>
          </table:table-cell>
          <table:table-cell table:style-name="ce9" office:value-type="string" calcext:value-type="string">
            <text:p>C1 C5 C18 C31 C34 C60 C68 C78 C21 C28</text:p>
          </table:table-cell>
          <table:table-cell office:value-type="string" calcext:value-type="string">
            <text:p>Cap. Tantáleo SMD</text:p>
          </table:table-cell>
          <table:table-cell table:style-name="ce16" table:formula="of:=HYPERLINK(&quot;http://www.digikey.com/product-search/en?KeyWords=&quot;&amp;[.J13];[.J13])" office:value-type="string" office:string-value="399-10116-1-ND" calcext:value-type="string">
            <text:p>399-10116-1-ND</text:p>
          </table:table-cell>
          <table:table-cell table:style-name="ce16"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0" office:value-type="float" office:value="0.092" calcext:value-type="float">
            <text:p><text:s/>$0,09200 </text:p>
          </table:table-cell>
          <table:table-cell table:style-name="ce30"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2">
          <table:table-cell office:value-type="string" calcext:value-type="string">
            <text:p>330uF</text:p>
          </table:table-cell>
          <table:table-cell office:value-type="float" office:value="1" calcext:value-type="float">
            <text:p>1</text:p>
          </table:table-cell>
          <table:table-cell table:style-name="ce9" office:value-type="string" calcext:value-type="string">
            <text:p>C17</text:p>
          </table:table-cell>
          <table:table-cell office:value-type="string" calcext:value-type="string">
            <text:p>Cap. Aluminio SMD</text:p>
          </table:table-cell>
          <table:table-cell table:style-name="ce16" table:formula="of:=HYPERLINK(&quot;http://www.digikey.com/product-search/en?KeyWords=&quot;&amp;[.J14];[.J14])" office:value-type="string" office:string-value="493-9422-1-ND" calcext:value-type="string">
            <text:p>493-9422-1-ND</text:p>
          </table:table-cell>
          <table:table-cell table:style-name="ce16" table:formula="of:=HYPERLINK(&quot;http://ar.mouser.com/Search/Refine.aspx?Keyword=&quot;&amp;[.K14];[.K14])" office:value-type="string" office:string-value="647-UCW1E331MNL1GS" calcext:value-type="string">
            <text:p>647-UCW1E331MNL1GS</text:p>
          </table:table-cell>
          <table:table-cell table:formula="of:=100*[.B14]" office:value-type="float" office:value="100" calcext:value-type="float">
            <text:p>100</text:p>
          </table:table-cell>
          <table:table-cell table:style-name="ce30" office:value-type="float" office:value="0.4061" calcext:value-type="float">
            <text:p><text:s/>$0,40610 </text:p>
          </table:table-cell>
          <table:table-cell table:style-name="ce30" table:formula="of:=[.B14]*[.H14]" office:value-type="float" office:value="0.4061" calcext:value-type="float">
            <text:p><text:s/>$0,40610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2">
          <table:table-cell office:value-type="string" calcext:value-type="string">
            <text:p>470uF/35V</text:p>
          </table:table-cell>
          <table:table-cell office:value-type="float" office:value="1" calcext:value-type="float">
            <text:p>1</text:p>
          </table:table-cell>
          <table:table-cell table:style-name="ce9" office:value-type="string" calcext:value-type="string">
            <text:p>C16</text:p>
          </table:table-cell>
          <table:table-cell office:value-type="string" calcext:value-type="string">
            <text:p>Cap. Aluminio SMD</text:p>
          </table:table-cell>
          <table:table-cell table:style-name="ce16" table:formula="of:=HYPERLINK(&quot;http://www.digikey.com/product-search/en?KeyWords=&quot;&amp;[.J15];[.J15])" office:value-type="string" office:string-value="493-3961-1-ND" calcext:value-type="string">
            <text:p>493-3961-1-ND</text:p>
          </table:table-cell>
          <table:table-cell table:style-name="ce16"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0" office:value-type="float" office:value="1.517" calcext:value-type="float">
            <text:p><text:s/>$1,51700 </text:p>
          </table:table-cell>
          <table:table-cell table:style-name="ce30"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2">
          <table:table-cell office:value-type="string" calcext:value-type="string">
            <text:p>BAV199</text:p>
          </table:table-cell>
          <table:table-cell office:value-type="float" office:value="6" calcext:value-type="float">
            <text:p>6</text:p>
          </table:table-cell>
          <table:table-cell table:style-name="ce10" office:value-type="string" calcext:value-type="string">
            <text:p>D9 D10 D11 D12 D46 D48</text:p>
          </table:table-cell>
          <table:table-cell office:value-type="string" calcext:value-type="string">
            <text:p>Array de diodos SMD</text:p>
          </table:table-cell>
          <table:table-cell table:style-name="ce16" table:formula="of:=HYPERLINK(&quot;http://www.digikey.com/product-search/en?KeyWords=&quot;&amp;[.J16];[.J16])" office:value-type="string" office:string-value="BAV199LT1GOSCT-ND" calcext:value-type="string">
            <text:p>BAV199LT1GOSCT-ND</text:p>
          </table:table-cell>
          <table:table-cell table:style-name="ce16"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0" office:value-type="float" office:value="0.08646" calcext:value-type="float">
            <text:p><text:s/>$0,08646 </text:p>
          </table:table-cell>
          <table:table-cell table:style-name="ce30"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2">
          <table:table-cell office:value-type="string" calcext:value-type="string">
            <text:p>PMEG3020EH</text:p>
          </table:table-cell>
          <table:table-cell office:value-type="float" office:value="3" calcext:value-type="float">
            <text:p>3</text:p>
          </table:table-cell>
          <table:table-cell table:style-name="ce10" office:value-type="string" calcext:value-type="string">
            <text:p>D1 D5 D45</text:p>
          </table:table-cell>
          <table:table-cell office:value-type="string" calcext:value-type="string">
            <text:p>Diodo Schottky</text:p>
          </table:table-cell>
          <table:table-cell table:style-name="ce16" table:formula="of:=HYPERLINK(&quot;http://www.digikey.com/product-search/en?KeyWords=&quot;&amp;[.J17];[.J17])" office:value-type="string" office:string-value="568-4129-1-ND" calcext:value-type="string">
            <text:p>568-4129-1-ND</text:p>
          </table:table-cell>
          <table:table-cell table:style-name="ce16"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0" office:value-type="float" office:value="0.20752" calcext:value-type="float">
            <text:p><text:s/>$0,20752 </text:p>
          </table:table-cell>
          <table:table-cell table:style-name="ce30"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2">
          <table:table-cell office:value-type="string" calcext:value-type="string">
            <text:p>MURS360T3G</text:p>
          </table:table-cell>
          <table:table-cell office:value-type="float" office:value="1" calcext:value-type="float">
            <text:p>1</text:p>
          </table:table-cell>
          <table:table-cell table:style-name="ce10" office:value-type="string" calcext:value-type="string">
            <text:p>D2</text:p>
          </table:table-cell>
          <table:table-cell office:value-type="string" calcext:value-type="string">
            <text:p>Diodo 600V 3A</text:p>
          </table:table-cell>
          <table:table-cell table:style-name="ce16" table:formula="of:=HYPERLINK(&quot;http://www.digikey.com/product-search/en?KeyWords=&quot;&amp;[.J18];[.J18])" office:value-type="string" office:string-value="MURS360T3GOSCT-ND" calcext:value-type="string">
            <text:p>MURS360T3GOSCT-ND</text:p>
          </table:table-cell>
          <table:table-cell table:style-name="ce16"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0" office:value-type="float" office:value="0.467" calcext:value-type="float">
            <text:p><text:s/>$0,46700 </text:p>
          </table:table-cell>
          <table:table-cell table:style-name="ce30"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2">
          <table:table-cell office:value-type="string" calcext:value-type="string">
            <text:p>B540C-13-F</text:p>
          </table:table-cell>
          <table:table-cell office:value-type="float" office:value="1" calcext:value-type="float">
            <text:p>1</text:p>
          </table:table-cell>
          <table:table-cell table:style-name="ce10" office:value-type="string" calcext:value-type="string">
            <text:p>D3</text:p>
          </table:table-cell>
          <table:table-cell office:value-type="string" calcext:value-type="string">
            <text:p>Diodo Schottky</text:p>
          </table:table-cell>
          <table:table-cell table:style-name="ce16" table:formula="of:=HYPERLINK(&quot;http://www.digikey.com/product-search/en?KeyWords=&quot;&amp;[.J19];[.J19])" office:value-type="string" office:string-value="B540C-FDICT-ND" calcext:value-type="string">
            <text:p>B540C-FDICT-ND</text:p>
          </table:table-cell>
          <table:table-cell table:style-name="ce16"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0" office:value-type="float" office:value="0.7344" calcext:value-type="float">
            <text:p><text:s/>$0,73440 </text:p>
          </table:table-cell>
          <table:table-cell table:style-name="ce30"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4">
          <table:table-cell office:value-type="string" calcext:value-type="string">
            <text:p>LED red</text:p>
          </table:table-cell>
          <table:table-cell office:value-type="float" office:value="17" calcext:value-type="float">
            <text:p>17</text:p>
          </table:table-cell>
          <table:table-cell table:style-name="ce10" office:value-type="string" calcext:value-type="string">
            <text:p>D4 D13 D14 D15 D16 D17 D18 D19 D20 D21 D22 D23 D24 D33 D34 D35 D36</text:p>
          </table:table-cell>
          <table:table-cell office:value-type="string" calcext:value-type="string">
            <text:p>LED Rojo 0603</text:p>
          </table:table-cell>
          <table:table-cell table:style-name="ce16" table:formula="of:=HYPERLINK(&quot;http://www.digikey.com/product-search/en?KeyWords=&quot;&amp;[.J20];[.J20])" office:value-type="string" office:string-value="1080-1400-1-ND" calcext:value-type="string">
            <text:p>1080-1400-1-ND</text:p>
          </table:table-cell>
          <table:table-cell table:style-name="ce16"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0" office:value-type="float" office:value="0.075" calcext:value-type="float">
            <text:p><text:s/>$0,07500 </text:p>
          </table:table-cell>
          <table:table-cell table:style-name="ce30"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2">
          <table:table-cell office:value-type="string" calcext:value-type="string">
            <text:p>PSD12C</text:p>
          </table:table-cell>
          <table:table-cell office:value-type="float" office:value="3" calcext:value-type="float">
            <text:p>3</text:p>
          </table:table-cell>
          <table:table-cell table:style-name="ce10" office:value-type="string" calcext:value-type="string">
            <text:p>D6 D7 D8</text:p>
          </table:table-cell>
          <table:table-cell office:value-type="string" calcext:value-type="string">
            <text:p>TVS</text:p>
          </table:table-cell>
          <table:table-cell table:style-name="ce16" table:formula="of:=HYPERLINK(&quot;http://www.digikey.com/product-search/en?KeyWords=&quot;&amp;[.J21];[.J21])" office:value-type="string" office:string-value="P6SMB12CAT3GOSCT-ND" calcext:value-type="string">
            <text:p>P6SMB12CAT3GOSCT-ND</text:p>
          </table:table-cell>
          <table:table-cell table:style-name="ce16"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0" office:value-type="float" office:value="0.23832" calcext:value-type="float">
            <text:p><text:s/>$0,23832 </text:p>
          </table:table-cell>
          <table:table-cell table:style-name="ce30"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2">
          <table:table-cell office:value-type="string" calcext:value-type="string">
            <text:p>LL4148</text:p>
          </table:table-cell>
          <table:table-cell office:value-type="float" office:value="4" calcext:value-type="float">
            <text:p>4</text:p>
          </table:table-cell>
          <table:table-cell table:style-name="ce10" office:value-type="string" calcext:value-type="string">
            <text:p>D27 D28 D30 D31</text:p>
          </table:table-cell>
          <table:table-cell office:value-type="string" calcext:value-type="string">
            <text:p>Diodo SOD80</text:p>
          </table:table-cell>
          <table:table-cell table:style-name="ce16" table:formula="of:=HYPERLINK(&quot;http://www.digikey.com/product-search/en?KeyWords=&quot;&amp;[.J22];[.J22])" office:value-type="string" office:string-value="LL4148FSCT-ND" calcext:value-type="string">
            <text:p>LL4148FSCT-ND</text:p>
          </table:table-cell>
          <table:table-cell table:style-name="ce16"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0" office:value-type="float" office:value="0.01483" calcext:value-type="float">
            <text:p><text:s/>$0,01483 </text:p>
          </table:table-cell>
          <table:table-cell table:style-name="ce30"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2">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16" table:formula="of:=HYPERLINK(&quot;http://www.digikey.com/product-search/en?KeyWords=&quot;&amp;[.J23];[.J23])" office:value-type="string" office:string-value="445-2166-1-ND" calcext:value-type="string">
            <text:p>445-2166-1-ND</text:p>
          </table:table-cell>
          <table:table-cell table:style-name="ce16"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0" office:value-type="float" office:value="0.02508" calcext:value-type="float">
            <text:p><text:s/>$0,02508 </text:p>
          </table:table-cell>
          <table:table-cell table:style-name="ce30"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2">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16" table:formula="of:=HYPERLINK(&quot;http://www.digikey.com/product-search/en?KeyWords=&quot;&amp;[.J24];[.J24])" office:value-type="string" office:string-value="490-5255-1-ND" calcext:value-type="string">
            <text:p>490-5255-1-ND</text:p>
          </table:table-cell>
          <table:table-cell table:style-name="ce16"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0" office:value-type="float" office:value="0.03484" calcext:value-type="float">
            <text:p><text:s/>$0,03484 </text:p>
          </table:table-cell>
          <table:table-cell table:style-name="ce30"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2">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16" table:formula="of:=HYPERLINK(&quot;http://www.digikey.com/product-search/en?KeyWords=&quot;&amp;[.J25];[.J25])" office:value-type="string" office:string-value="490-5211-1-ND" calcext:value-type="string">
            <text:p>490-5211-1-ND</text:p>
          </table:table-cell>
          <table:table-cell table:style-name="ce16"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0" office:value-type="float" office:value="0.03484" calcext:value-type="float">
            <text:p><text:s/>$0,03484 </text:p>
          </table:table-cell>
          <table:table-cell table:style-name="ce30"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2">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16" table:formula="of:=HYPERLINK(&quot;http://www.digikey.com/product-search/en?KeyWords=&quot;&amp;[.J26];[.J26])" office:value-type="string" office:string-value="PS2805C-4-A-ND" calcext:value-type="string">
            <text:p>PS2805C-4-A-ND</text:p>
          </table:table-cell>
          <table:table-cell table:style-name="ce16"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31" office:value-type="float" office:value="2.091" calcext:value-type="float">
            <text:p><text:s/>$2,09100 </text:p>
          </table:table-cell>
          <table:table-cell table:style-name="ce30"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4">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16" table:formula="of:=HYPERLINK(&quot;http://www.digikey.com/product-search/en?KeyWords=&quot;&amp;[.J27];[.J27])" office:value-type="string" office:string-value="S9575-ND" calcext:value-type="string">
            <text:p>S9575-ND</text:p>
          </table:table-cell>
          <table:table-cell table:style-name="ce16"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0" office:value-type="float" office:value="0.5445" calcext:value-type="float">
            <text:p><text:s/>$0,54450 </text:p>
          </table:table-cell>
          <table:table-cell table:style-name="ce30"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2">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16" table:formula="of:=HYPERLINK(&quot;http://www.digikey.com/product-search/en?KeyWords=&quot;&amp;[.J28];[.J28])" office:value-type="string" office:string-value="H11635TR-ND" calcext:value-type="string">
            <text:p>H11635TR-ND</text:p>
          </table:table-cell>
          <table:table-cell table:style-name="ce16"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0" office:value-type="float" office:value="0.7744" calcext:value-type="float">
            <text:p><text:s/>$0,77440 </text:p>
          </table:table-cell>
          <table:table-cell table:style-name="ce30"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2">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16" table:formula="of:=HYPERLINK(&quot;http://www.digikey.com/product-search/en?KeyWords=&quot;&amp;[.J29];[.J29])" office:value-type="string" office:string-value="H11634CT-ND" calcext:value-type="string">
            <text:p>H11634CT-ND</text:p>
          </table:table-cell>
          <table:table-cell table:style-name="ce16"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0" office:value-type="float" office:value="0.726" calcext:value-type="float">
            <text:p><text:s/>$0,72600 </text:p>
          </table:table-cell>
          <table:table-cell table:style-name="ce30"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2">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16" table:formula="of:=HYPERLINK(&quot;http://www.digikey.com/product-search/en?KeyWords=&quot;&amp;[.J30];[.J30])" office:value-type="string" office:string-value="ED2610-ND" calcext:value-type="string">
            <text:p>ED2610-ND</text:p>
          </table:table-cell>
          <table:table-cell table:style-name="ce19"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0" office:value-type="float" office:value="0.264" calcext:value-type="float">
            <text:p><text:s/>$0,26400 </text:p>
          </table:table-cell>
          <table:table-cell table:style-name="ce30"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2">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16" table:formula="of:=HYPERLINK(&quot;http://www.digikey.com/product-search/en?KeyWords=&quot;&amp;[.J31];[.J31])" office:value-type="string" office:string-value="ED2609-ND" calcext:value-type="string">
            <text:p>ED2609-ND</text:p>
          </table:table-cell>
          <table:table-cell table:style-name="ce19"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0" office:value-type="float" office:value="0.231" calcext:value-type="float">
            <text:p><text:s/>$0,23100 </text:p>
          </table:table-cell>
          <table:table-cell table:style-name="ce30"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4">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16" table:formula="of:=HYPERLINK(&quot;http://www.digikey.com/product-search/en?KeyWords=&quot;&amp;[.J32];[.J32])" office:value-type="string" office:string-value="3M9580-ND" calcext:value-type="string">
            <text:p>3M9580-ND</text:p>
          </table:table-cell>
          <table:table-cell table:style-name="ce16"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30" office:value-type="float" office:value="0.042" calcext:value-type="float">
            <text:p><text:s/>$0,04200 </text:p>
          </table:table-cell>
          <table:table-cell table:style-name="ce30"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2">
          <table:table-cell office:value-type="string" calcext:value-type="string">
            <text:p>PINES 1x40</text:p>
          </table:table-cell>
          <table:table-cell office:value-type="float" office:value="2" calcext:value-type="float">
            <text:p>2</text:p>
          </table:table-cell>
          <table:table-cell/>
          <table:table-cell office:value-type="string" calcext:value-type="string">
            <text:p>Tira de pines 1x40 2.54mm</text:p>
          </table:table-cell>
          <table:table-cell table:style-name="ce16" table:formula="of:=HYPERLINK(&quot;http://www.digikey.com/product-search/en?KeyWords=&quot;&amp;[.J33];[.J33])" office:value-type="string" office:string-value="S1212EC-40-ND" calcext:value-type="string">
            <text:p>S1212EC-40-ND</text:p>
          </table:table-cell>
          <table:table-cell table:style-name="ce16"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30" office:value-type="float" office:value="0.4704" calcext:value-type="float">
            <text:p><text:s/>$0,47040 </text:p>
          </table:table-cell>
          <table:table-cell table:style-name="ce30"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2">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16" table:formula="of:=HYPERLINK(&quot;http://www.digikey.com/product-search/en?KeyWords=&quot;&amp;[.J34];[.J34])" office:value-type="string" office:string-value="Z767-ND" calcext:value-type="string">
            <text:p>Z767-ND</text:p>
          </table:table-cell>
          <table:table-cell table:style-name="ce16"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0" office:value-type="float" office:value="1.98024" calcext:value-type="float">
            <text:p><text:s/>$1,98024 </text:p>
          </table:table-cell>
          <table:table-cell table:style-name="ce30"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2">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16" table:formula="of:=HYPERLINK(&quot;http://www.digikey.com/product-search/en?KeyWords=&quot;&amp;[.J35];[.J35])" office:value-type="string" office:string-value="SRN1060-470MCT-ND" calcext:value-type="string">
            <text:p>SRN1060-470MCT-ND</text:p>
          </table:table-cell>
          <table:table-cell table:style-name="ce16"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0" office:value-type="float" office:value="0.45" calcext:value-type="float">
            <text:p><text:s/>$0,45000 </text:p>
          </table:table-cell>
          <table:table-cell table:style-name="ce30"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2">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16" table:formula="of:=HYPERLINK(&quot;http://www.digikey.com/product-search/en?KeyWords=&quot;&amp;[.J36];[.J36])" office:value-type="string" office:string-value="MH1608-221YCT-ND" calcext:value-type="string">
            <text:p>MH1608-221YCT-ND</text:p>
          </table:table-cell>
          <table:table-cell table:style-name="ce16"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0" office:value-type="float" office:value="0.0348" calcext:value-type="float">
            <text:p><text:s/>$0,03480 </text:p>
          </table:table-cell>
          <table:table-cell table:style-name="ce30"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4">
          <table:table-cell table:style-name="ce3" office:value-type="string" calcext:value-type="string">
            <text:p>SI-52003-F</text:p>
          </table:table-cell>
          <table:table-cell table:style-name="ce6" office:value-type="float" office:value="1" calcext:value-type="float">
            <text:p>1</text:p>
          </table:table-cell>
          <table:table-cell office:value-type="string" calcext:value-type="string">
            <text:p>P1</text:p>
          </table:table-cell>
          <table:table-cell table:style-name="ce11" office:value-type="string" calcext:value-type="string">
            <text:p>Conector Ethernet con trafos y LEDs integrados con salidas PoE.</text:p>
          </table:table-cell>
          <table:table-cell table:style-name="ce17" table:formula="of:=HYPERLINK(&quot;http://www.digikey.com/product-search/en?KeyWords=&quot;&amp;[.J37];[.J37])" office:value-type="string" office:string-value="380-1119-ND" calcext:value-type="string">
            <text:p>380-1119-ND</text:p>
          </table:table-cell>
          <table:table-cell table:style-name="ce19" table:formula="of:=HYPERLINK(&quot;http://components.arrow.com/part/detail/47940822S8018690N6440&quot;;&quot;Ver en ARROW&quot;)" office:value-type="string" office:string-value="Ver en ARROW" calcext:value-type="string">
            <text:p>Ver en ARROW</text:p>
          </table:table-cell>
          <table:table-cell table:style-name="ce23" table:formula="of:=100*[.B37]" office:value-type="float" office:value="100" calcext:value-type="float">
            <text:p>100</text:p>
          </table:table-cell>
          <table:table-cell table:style-name="ce31" office:value-type="float" office:value="4.686" calcext:value-type="float">
            <text:p><text:s/>$4,68600 </text:p>
          </table:table-cell>
          <table:table-cell table:style-name="ce30" table:formula="of:=[.B37]*[.H37]" office:value-type="float" office:value="4.686" calcext:value-type="float">
            <text:p><text:s/>$4,68600 </text:p>
          </table:table-cell>
          <table:table-cell table:style-name="ce23" office:value-type="string" calcext:value-type="string">
            <text:p>380-1119-ND</text:p>
          </table:table-cell>
          <table:table-cell table:style-name="ce23" office:value-type="string" calcext:value-type="string">
            <text:p>FIX</text:p>
          </table:table-cell>
          <table:table-cell table:style-name="ce45" office:value-type="string" calcext:value-type="string">
            <text:p>Ver en ARROW!!!</text:p>
          </table:table-cell>
          <table:table-cell table:style-name="ce23" table:number-columns-repeated="1011"/>
          <table:table-cell table:style-name="ce12"/>
        </table:table-row>
        <table:table-row table:style-name="ro2">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16" table:formula="of:=HYPERLINK(&quot;http://www.digikey.com/product-search/en?KeyWords=&quot;&amp;[.J38];[.J38])" office:value-type="string" office:string-value="S2012EC-40-ND" calcext:value-type="string">
            <text:p>S2012EC-40-ND</text:p>
          </table:table-cell>
          <table:table-cell table:style-name="ce16"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0" office:value-type="float" office:value="0.8337" calcext:value-type="float">
            <text:p><text:s/>$0,83370 </text:p>
          </table:table-cell>
          <table:table-cell table:style-name="ce30"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2">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16" table:formula="of:=HYPERLINK(&quot;http://www.digikey.com/product-search/en?KeyWords=&quot;&amp;[.J39];[.J39])" office:value-type="string" office:string-value="952-1389-ND" calcext:value-type="string">
            <text:p>952-1389-ND</text:p>
          </table:table-cell>
          <table:table-cell table:style-name="ce16"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0" office:value-type="float" office:value="0.88" calcext:value-type="float">
            <text:p><text:s/>$0,88000 </text:p>
          </table:table-cell>
          <table:table-cell table:style-name="ce30"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2">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16" table:formula="of:=HYPERLINK(&quot;http://www.digikey.com/product-search/en?KeyWords=&quot;&amp;[.J40];[.J40])" office:value-type="string" office:string-value="MF-USMF020-2CT-ND" calcext:value-type="string">
            <text:p>MF-USMF020-2CT-ND</text:p>
          </table:table-cell>
          <table:table-cell table:style-name="ce16"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0" office:value-type="float" office:value="0.2264" calcext:value-type="float">
            <text:p><text:s/>$0,22640 </text:p>
          </table:table-cell>
          <table:table-cell table:style-name="ce30"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5">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16" table:formula="of:=HYPERLINK(&quot;http://www.digikey.com/product-search/en?KeyWords=&quot;&amp;[.J41];[.J41])" office:value-type="string" office:string-value="568-10522-1-ND" calcext:value-type="string">
            <text:p>568-10522-1-ND</text:p>
          </table:table-cell>
          <table:table-cell table:style-name="ce16"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0" office:value-type="float" office:value="0.2177" calcext:value-type="float">
            <text:p><text:s/>$0,21770 </text:p>
          </table:table-cell>
          <table:table-cell table:style-name="ce30"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2">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16" table:formula="of:=HYPERLINK(&quot;http://www.digikey.com/product-search/en?KeyWords=&quot;&amp;[.J42];[.J42])" office:value-type="string" office:string-value="BC817-40LT3GOSCT-ND" calcext:value-type="string">
            <text:p>BC817-40LT3GOSCT-ND</text:p>
          </table:table-cell>
          <table:table-cell table:style-name="ce16"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0" office:value-type="float" office:value="0.0797" calcext:value-type="float">
            <text:p><text:s/>$0,07970 </text:p>
          </table:table-cell>
          <table:table-cell table:style-name="ce30"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2">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16" table:formula="of:=HYPERLINK(&quot;http://www.digikey.com/product-search/en?KeyWords=&quot;&amp;[.J43];[.J43])" office:value-type="string" office:string-value="FQT13N06LTFCT-ND" calcext:value-type="string">
            <text:p>FQT13N06LTFCT-ND</text:p>
          </table:table-cell>
          <table:table-cell table:style-name="ce16"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0" office:value-type="float" office:value="1.006" calcext:value-type="float">
            <text:p><text:s/>$1,00600 </text:p>
          </table:table-cell>
          <table:table-cell table:style-name="ce30"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2">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16" table:formula="of:=HYPERLINK(&quot;http://www.digikey.com/product-search/en?KeyWords=&quot;&amp;[.J44];[.J44])" office:value-type="string" office:string-value="NDS7002ACT-ND" calcext:value-type="string">
            <text:p>NDS7002ACT-ND</text:p>
          </table:table-cell>
          <table:table-cell table:style-name="ce16"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0" office:value-type="float" office:value="0.11542" calcext:value-type="float">
            <text:p><text:s/>$0,11542 </text:p>
          </table:table-cell>
          <table:table-cell table:style-name="ce30"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4">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16" table:formula="of:=HYPERLINK(&quot;http://www.digikey.com/product-search/en?KeyWords=&quot;&amp;[.J45];[.J45])" office:value-type="string" office:string-value="311-0.0GRCT-ND" calcext:value-type="string">
            <text:p>311-0.0GRCT-ND</text:p>
          </table:table-cell>
          <table:table-cell table:style-name="ce16"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0" office:value-type="float" office:value="0.00204" calcext:value-type="float">
            <text:p><text:s/>$0,00204 </text:p>
          </table:table-cell>
          <table:table-cell table:style-name="ce30"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2">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16" table:formula="of:=HYPERLINK(&quot;http://www.digikey.com/product-search/en?KeyWords=&quot;&amp;[.J46];[.J46])" office:value-type="string" office:string-value="311-4.7GRCT-ND" calcext:value-type="string">
            <text:p>311-4.7GRCT-ND</text:p>
          </table:table-cell>
          <table:table-cell table:style-name="ce16"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0" office:value-type="float" office:value="0.00348" calcext:value-type="float">
            <text:p><text:s/>$0,00348 </text:p>
          </table:table-cell>
          <table:table-cell table:style-name="ce30"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2">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16" table:formula="of:=HYPERLINK(&quot;http://www.digikey.com/product-search/en?KeyWords=&quot;&amp;[.J47];[.J47])" office:value-type="string" office:string-value="311-22GRCT-ND" calcext:value-type="string">
            <text:p>311-22GRCT-ND</text:p>
          </table:table-cell>
          <table:table-cell table:style-name="ce16"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0" office:value-type="float" office:value="0.00348" calcext:value-type="float">
            <text:p><text:s/>$0,00348 </text:p>
          </table:table-cell>
          <table:table-cell table:style-name="ce30"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2">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16" table:formula="of:=HYPERLINK(&quot;http://www.digikey.com/product-search/en?KeyWords=&quot;&amp;[.J48];[.J48])" office:value-type="string" office:string-value="A109954CT-ND" calcext:value-type="string">
            <text:p>A109954CT-ND</text:p>
          </table:table-cell>
          <table:table-cell table:style-name="ce16"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0" office:value-type="float" office:value="0.2823" calcext:value-type="float">
            <text:p><text:s/>$0,28230 </text:p>
          </table:table-cell>
          <table:table-cell table:style-name="ce30"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2">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16" table:formula="of:=HYPERLINK(&quot;http://www.digikey.com/product-search/en?KeyWords=&quot;&amp;[.J49];[.J49])" office:value-type="string" office:string-value="311-49.9HRCT-ND" calcext:value-type="string">
            <text:p>311-49.9HRCT-ND</text:p>
          </table:table-cell>
          <table:table-cell table:style-name="ce16"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0" office:value-type="float" office:value="0.00456" calcext:value-type="float">
            <text:p><text:s/>$0,00456 </text:p>
          </table:table-cell>
          <table:table-cell table:style-name="ce30"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2">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16" table:formula="of:=HYPERLINK(&quot;http://www.digikey.com/product-search/en?KeyWords=&quot;&amp;[.J50];[.J50])" office:value-type="string" office:string-value="311-59.0HRCT-ND" calcext:value-type="string">
            <text:p>311-59.0HRCT-ND</text:p>
          </table:table-cell>
          <table:table-cell table:style-name="ce16"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0" office:value-type="float" office:value="0.006" calcext:value-type="float">
            <text:p><text:s/>$0,00600 </text:p>
          </table:table-cell>
          <table:table-cell table:style-name="ce30"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2">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16" table:formula="of:=HYPERLINK(&quot;http://www.digikey.com/product-search/en?KeyWords=&quot;&amp;[.J51];[.J51])" office:value-type="string" office:string-value="311-100GRCT-ND" calcext:value-type="string">
            <text:p>311-100GRCT-ND</text:p>
          </table:table-cell>
          <table:table-cell table:style-name="ce16"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0" office:value-type="float" office:value="0.00204" calcext:value-type="float">
            <text:p><text:s/>$0,00204 </text:p>
          </table:table-cell>
          <table:table-cell table:style-name="ce30"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2">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16" table:formula="of:=HYPERLINK(&quot;http://www.digikey.com/product-search/en?KeyWords=&quot;&amp;[.J52];[.J52])" office:value-type="string" office:string-value="311-220GRCT-ND" calcext:value-type="string">
            <text:p>311-220GRCT-ND</text:p>
          </table:table-cell>
          <table:table-cell table:style-name="ce16"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0" office:value-type="float" office:value="0.0045" calcext:value-type="float">
            <text:p><text:s/>$0,00450 </text:p>
          </table:table-cell>
          <table:table-cell table:style-name="ce30"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2">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16" table:formula="of:=HYPERLINK(&quot;http://www.digikey.com/product-search/en?KeyWords=&quot;&amp;[.J53];[.J53])" office:value-type="string" office:string-value="P237DBCT-ND" calcext:value-type="string">
            <text:p>P237DBCT-ND</text:p>
          </table:table-cell>
          <table:table-cell table:style-name="ce16"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0" office:value-type="float" office:value="0.11" calcext:value-type="float">
            <text:p><text:s/>$0,11000 </text:p>
          </table:table-cell>
          <table:table-cell table:style-name="ce30"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2">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16" table:formula="of:=HYPERLINK(&quot;http://www.digikey.com/product-search/en?KeyWords=&quot;&amp;[.J54];[.J54])" office:value-type="string" office:string-value="311-270GRCT-ND" calcext:value-type="string">
            <text:p>311-270GRCT-ND</text:p>
          </table:table-cell>
          <table:table-cell table:style-name="ce16"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0" office:value-type="float" office:value="0.00348" calcext:value-type="float">
            <text:p><text:s/>$0,00348 </text:p>
          </table:table-cell>
          <table:table-cell table:style-name="ce30"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2">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16" table:formula="of:=HYPERLINK(&quot;http://www.digikey.com/product-search/en?KeyWords=&quot;&amp;[.J55];[.J55])" office:value-type="string" office:string-value="311-330GRCT-ND" calcext:value-type="string">
            <text:p>311-330GRCT-ND</text:p>
          </table:table-cell>
          <table:table-cell table:style-name="ce16"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0" office:value-type="float" office:value="0.00278" calcext:value-type="float">
            <text:p><text:s/>$0,00278 </text:p>
          </table:table-cell>
          <table:table-cell table:style-name="ce30"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2">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16" table:formula="of:=HYPERLINK(&quot;http://www.digikey.com/product-search/en?KeyWords=&quot;&amp;[.J56];[.J56])" office:value-type="string" office:string-value="311-390GRCT-ND" calcext:value-type="string">
            <text:p>311-390GRCT-ND</text:p>
          </table:table-cell>
          <table:table-cell table:style-name="ce16"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0" office:value-type="float" office:value="0.0045" calcext:value-type="float">
            <text:p><text:s/>$0,00450 </text:p>
          </table:table-cell>
          <table:table-cell table:style-name="ce30"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2">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16" table:formula="of:=HYPERLINK(&quot;http://www.digikey.com/product-search/en?KeyWords=&quot;&amp;[.J57];[.J57])" office:value-type="string" office:string-value="311-1.0KGRCT-ND" calcext:value-type="string">
            <text:p>311-1.0KGRCT-ND</text:p>
          </table:table-cell>
          <table:table-cell table:style-name="ce16"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0" office:value-type="float" office:value="0.0045" calcext:value-type="float">
            <text:p><text:s/>$0,00450 </text:p>
          </table:table-cell>
          <table:table-cell table:style-name="ce30"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16" table:formula="of:=HYPERLINK(&quot;http://www.digikey.com/product-search/en?KeyWords=&quot;&amp;[.J58];[.J58])" office:value-type="string" office:string-value="311-1.5KGRCT-ND" calcext:value-type="string">
            <text:p>311-1.5KGRCT-ND</text:p>
          </table:table-cell>
          <table:table-cell table:style-name="ce16"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0" office:value-type="float" office:value="0.00348" calcext:value-type="float">
            <text:p><text:s/>$0,00348 </text:p>
          </table:table-cell>
          <table:table-cell table:style-name="ce30"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2">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16" table:formula="of:=HYPERLINK(&quot;http://www.digikey.com/product-search/en?KeyWords=&quot;&amp;[.J59];[.J59])" office:value-type="string" office:string-value="P2.2KECT-ND" calcext:value-type="string">
            <text:p>P2.2KECT-ND</text:p>
          </table:table-cell>
          <table:table-cell table:style-name="ce16"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31" office:value-type="float" office:value="0.021" calcext:value-type="float">
            <text:p><text:s/>$0,02100 </text:p>
          </table:table-cell>
          <table:table-cell table:style-name="ce30"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4">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16" table:formula="of:=HYPERLINK(&quot;http://www.digikey.com/product-search/en?KeyWords=&quot;&amp;[.J60];[.J60])" office:value-type="string" office:string-value="311-2.2KGRCT-ND" calcext:value-type="string">
            <text:p>311-2.2KGRCT-ND</text:p>
          </table:table-cell>
          <table:table-cell table:style-name="ce16"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0" office:value-type="float" office:value="0.00348" calcext:value-type="float">
            <text:p><text:s/>$0,00348 </text:p>
          </table:table-cell>
          <table:table-cell table:style-name="ce30"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2">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16" table:formula="of:=HYPERLINK(&quot;http://www.digikey.com/product-search/en?KeyWords=&quot;&amp;[.J61];[.J61])" office:value-type="string" office:string-value="P2.49KDBCT-ND" calcext:value-type="string">
            <text:p>P2.49KDBCT-ND</text:p>
          </table:table-cell>
          <table:table-cell table:style-name="ce16"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0" office:value-type="float" office:value="0.1434" calcext:value-type="float">
            <text:p><text:s/>$0,14340 </text:p>
          </table:table-cell>
          <table:table-cell table:style-name="ce30"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2">
          <table:table-cell office:value-type="string" calcext:value-type="string">
            <text:p>3.3k 250mW</text:p>
          </table:table-cell>
          <table:table-cell office:value-type="float" office:value="8" calcext:value-type="float">
            <text:p>8</text:p>
          </table:table-cell>
          <table:table-cell table:style-name="ce12" office:value-type="string" calcext:value-type="string">
            <text:p>R65 R66 R67 R68 R69 R70 R71 R72</text:p>
          </table:table-cell>
          <table:table-cell office:value-type="string" calcext:value-type="string">
            <text:p>Resistor SMD 1206</text:p>
          </table:table-cell>
          <table:table-cell table:style-name="ce16" table:formula="of:=HYPERLINK(&quot;http://www.digikey.com/product-search/en?KeyWords=&quot;&amp;[.J62];[.J62])" office:value-type="string" office:string-value="P3.3KECT-ND" calcext:value-type="string">
            <text:p>P3.3KECT-ND</text:p>
          </table:table-cell>
          <table:table-cell table:style-name="ce16"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31" office:value-type="float" office:value="0.01152" calcext:value-type="float">
            <text:p><text:s/>$0,01152 </text:p>
          </table:table-cell>
          <table:table-cell table:style-name="ce30"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4">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16" table:formula="of:=HYPERLINK(&quot;http://www.digikey.com/product-search/en?KeyWords=&quot;&amp;[.J63];[.J63])" office:value-type="string" office:string-value="311-4.7KGRCT-ND" calcext:value-type="string">
            <text:p>311-4.7KGRCT-ND</text:p>
          </table:table-cell>
          <table:table-cell table:style-name="ce16"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0" office:value-type="float" office:value="0.00278" calcext:value-type="float">
            <text:p><text:s/>$0,00278 </text:p>
          </table:table-cell>
          <table:table-cell table:style-name="ce30"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4">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16" table:formula="of:=HYPERLINK(&quot;http://www.digikey.com/product-search/en?KeyWords=&quot;&amp;[.J64];[.J64])" office:value-type="string" office:string-value="311-10KGRCT-ND" calcext:value-type="string">
            <text:p>311-10KGRCT-ND</text:p>
          </table:table-cell>
          <table:table-cell table:style-name="ce16"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0" office:value-type="float" office:value="0.00177" calcext:value-type="float">
            <text:p><text:s/>$0,00177 </text:p>
          </table:table-cell>
          <table:table-cell table:style-name="ce30"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16" table:formula="of:=HYPERLINK(&quot;http://www.digikey.com/product-search/en?KeyWords=&quot;&amp;[.J65];[.J65])" office:value-type="string" office:string-value="311-12.1KHRCT-ND" calcext:value-type="string">
            <text:p>311-12.1KHRCT-ND</text:p>
          </table:table-cell>
          <table:table-cell table:style-name="ce16"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0" office:value-type="float" office:value="0.00456" calcext:value-type="float">
            <text:p><text:s/>$0,00456 </text:p>
          </table:table-cell>
          <table:table-cell table:style-name="ce30"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4">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16" table:formula="of:=HYPERLINK(&quot;http://www.digikey.com/product-search/en?KeyWords=&quot;&amp;[.J66];[.J66])" office:value-type="string" office:string-value="RG16P15.0KBCT-ND" calcext:value-type="string">
            <text:p>RG16P15.0KBCT-ND</text:p>
          </table:table-cell>
          <table:table-cell table:style-name="ce16"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0" office:value-type="float" office:value="0.07461" calcext:value-type="float">
            <text:p><text:s/>$0,07461 </text:p>
          </table:table-cell>
          <table:table-cell table:style-name="ce30"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2">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16" table:formula="of:=HYPERLINK(&quot;http://www.digikey.com/product-search/en?KeyWords=&quot;&amp;[.J67];[.J67])" office:value-type="string" office:string-value="P33KDBCT-ND" calcext:value-type="string">
            <text:p>P33KDBCT-ND</text:p>
          </table:table-cell>
          <table:table-cell table:style-name="ce16"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0" office:value-type="float" office:value="0.1434" calcext:value-type="float">
            <text:p><text:s/>$0,14340 </text:p>
          </table:table-cell>
          <table:table-cell table:style-name="ce30"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4">
          <table:table-cell office:value-type="string" calcext:value-type="string">
            <text:p>100k</text:p>
          </table:table-cell>
          <table:table-cell office:value-type="float" office:value="21" calcext:value-type="float">
            <text:p>21</text:p>
          </table:table-cell>
          <table:table-cell table:style-name="ce13"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16" table:formula="of:=HYPERLINK(&quot;http://www.digikey.com/product-search/en?KeyWords=&quot;&amp;[.J68];[.J68])" office:value-type="string" office:string-value="311-100KGRCT-ND" calcext:value-type="string">
            <text:p>311-100KGRCT-ND</text:p>
          </table:table-cell>
          <table:table-cell table:style-name="ce16"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0" office:value-type="float" office:value="0.00204" calcext:value-type="float">
            <text:p><text:s/>$0,00204 </text:p>
          </table:table-cell>
          <table:table-cell table:style-name="ce30"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2">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16" table:formula="of:=HYPERLINK(&quot;http://www.digikey.com/product-search/en?KeyWords=&quot;&amp;[.J69];[.J69])" office:value-type="string" office:string-value="311-10MGRCT-ND" calcext:value-type="string">
            <text:p>311-10MGRCT-ND</text:p>
          </table:table-cell>
          <table:table-cell table:style-name="ce16"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0" office:value-type="float" office:value="0.0045" calcext:value-type="float">
            <text:p><text:s/>$0,00450 </text:p>
          </table:table-cell>
          <table:table-cell table:style-name="ce30"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2">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16" table:formula="of:=HYPERLINK(&quot;http://www.digikey.com/product-search/en?KeyWords=&quot;&amp;[.J70];[.J70])" office:value-type="string" office:string-value="CR2010-JW-101ELFCT-ND" calcext:value-type="string">
            <text:p>CR2010-JW-101ELFCT-ND</text:p>
          </table:table-cell>
          <table:table-cell table:style-name="ce16"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0" office:value-type="float" office:value="0.1378" calcext:value-type="float">
            <text:p><text:s/>$0,13780 </text:p>
          </table:table-cell>
          <table:table-cell table:style-name="ce30"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2">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16" table:formula="of:=HYPERLINK(&quot;http://www.digikey.com/product-search/en?KeyWords=&quot;&amp;[.J71];[.J71])" office:value-type="string" office:string-value="450-1792-1-ND" calcext:value-type="string">
            <text:p>450-1792-1-ND</text:p>
          </table:table-cell>
          <table:table-cell table:style-name="ce16"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0" office:value-type="float" office:value="0.1582" calcext:value-type="float">
            <text:p><text:s/>$0,15820 </text:p>
          </table:table-cell>
          <table:table-cell table:style-name="ce30"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2">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16" table:formula="of:=HYPERLINK(&quot;http://www.digikey.com/product-search/en?KeyWords=&quot;&amp;[.J72];[.J72])" office:value-type="string" office:string-value="MF-USMF005-2CT-ND" calcext:value-type="string">
            <text:p>MF-USMF005-2CT-ND</text:p>
          </table:table-cell>
          <table:table-cell table:style-name="ce16"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0" office:value-type="float" office:value="0.2264" calcext:value-type="float">
            <text:p><text:s/>$0,22640 </text:p>
          </table:table-cell>
          <table:table-cell table:style-name="ce30"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2">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16" table:formula="of:=HYPERLINK(&quot;http://www.digikey.com/product-search/en?KeyWords=&quot;&amp;[.J73];[.J73])" office:value-type="string" office:string-value="MF-SM300-2CT-ND" calcext:value-type="string">
            <text:p>MF-SM300-2CT-ND</text:p>
          </table:table-cell>
          <table:table-cell table:style-name="ce16"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0" office:value-type="float" office:value="0.4158" calcext:value-type="float">
            <text:p><text:s/>$0,41580 </text:p>
          </table:table-cell>
          <table:table-cell table:style-name="ce30"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2">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16" table:formula="of:=HYPERLINK(&quot;http://www.digikey.com/product-search/en?KeyWords=&quot;&amp;[.J74];[.J74])" office:value-type="string" office:string-value="MF-USMF110-2CT-ND" calcext:value-type="string">
            <text:p>MF-USMF110-2CT-ND</text:p>
          </table:table-cell>
          <table:table-cell table:style-name="ce16"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0" office:value-type="float" office:value="0.168" calcext:value-type="float">
            <text:p><text:s/>$0,16800 </text:p>
          </table:table-cell>
          <table:table-cell table:style-name="ce30"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2">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16" table:formula="of:=HYPERLINK(&quot;http://www.digikey.com/product-search/en?KeyWords=&quot;&amp;[.J75];[.J75])" office:value-type="string" office:string-value="MF-MSMF030-2CT-ND" calcext:value-type="string">
            <text:p>MF-MSMF030-2CT-ND</text:p>
          </table:table-cell>
          <table:table-cell table:style-name="ce16"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0" office:value-type="float" office:value="0.2426" calcext:value-type="float">
            <text:p><text:s/>$0,24260 </text:p>
          </table:table-cell>
          <table:table-cell table:style-name="ce30"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2">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16" table:formula="of:=HYPERLINK(&quot;http://www.digikey.com/product-search/en?KeyWords=&quot;&amp;[.J76];[.J76])" office:value-type="string" office:string-value="SRF2012-900YCT-ND" calcext:value-type="string">
            <text:p>SRF2012-900YCT-ND</text:p>
          </table:table-cell>
          <table:table-cell table:style-name="ce16"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0" office:value-type="float" office:value="0.29924" calcext:value-type="float">
            <text:p><text:s/>$0,29924 </text:p>
          </table:table-cell>
          <table:table-cell table:style-name="ce30"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2">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16" table:formula="of:=HYPERLINK(&quot;http://www.digikey.com/product-search/en?KeyWords=&quot;&amp;[.J77];[.J77])" office:value-type="string" office:string-value="LAN8720A-CP-CT-ND" calcext:value-type="string">
            <text:p>LAN8720A-CP-CT-ND</text:p>
          </table:table-cell>
          <table:table-cell table:style-name="ce16"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0" office:value-type="float" office:value="0.76" calcext:value-type="float">
            <text:p><text:s/>$0,76000 </text:p>
          </table:table-cell>
          <table:table-cell table:style-name="ce30"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2">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16" table:formula="of:=HYPERLINK(&quot;http://www.digikey.com/product-search/en?KeyWords=&quot;&amp;[.J78];[.J78])" office:value-type="string" office:string-value="497-6538-1-ND" calcext:value-type="string">
            <text:p>497-6538-1-ND</text:p>
          </table:table-cell>
          <table:table-cell table:style-name="ce16"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0" office:value-type="float" office:value="0.7182" calcext:value-type="float">
            <text:p><text:s/>$0,71820 </text:p>
          </table:table-cell>
          <table:table-cell table:style-name="ce30"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2">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16" table:formula="of:=HYPERLINK(&quot;http://www.digikey.com/product-search/en?KeyWords=&quot;&amp;[.J79];[.J79])" office:value-type="string" office:string-value="568-10289-1-ND" calcext:value-type="string">
            <text:p>568-10289-1-ND</text:p>
          </table:table-cell>
          <table:table-cell table:style-name="ce16"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0" office:value-type="float" office:value="0.9233" calcext:value-type="float">
            <text:p><text:s/>$0,92330 </text:p>
          </table:table-cell>
          <table:table-cell table:style-name="ce30"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2">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16" table:formula="of:=HYPERLINK(&quot;http://www.digikey.com/product-search/en?KeyWords=&quot;&amp;[.J80];[.J80])" office:value-type="string" office:string-value="568-4032-1-ND" calcext:value-type="string">
            <text:p>568-4032-1-ND</text:p>
          </table:table-cell>
          <table:table-cell table:style-name="ce16"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0" office:value-type="float" office:value="0.2537" calcext:value-type="float">
            <text:p><text:s/>$0,25370 </text:p>
          </table:table-cell>
          <table:table-cell table:style-name="ce30"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2">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16" table:formula="of:=HYPERLINK(&quot;http://www.digikey.com/product-search/en?KeyWords=&quot;&amp;[.J81];[.J81])" office:value-type="string" office:string-value="576-1058-ND" calcext:value-type="string">
            <text:p>576-1058-ND</text:p>
          </table:table-cell>
          <table:table-cell table:style-name="ce16"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0" office:value-type="float" office:value="0.7671" calcext:value-type="float">
            <text:p><text:s/>$0,76710 </text:p>
          </table:table-cell>
          <table:table-cell table:style-name="ce30"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2">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16" table:formula="of:=HYPERLINK(&quot;http://www.digikey.com/product-search/en?KeyWords=&quot;&amp;[.J82];[.J82])" office:value-type="string" office:string-value="MCP6024-I/ST-ND" calcext:value-type="string">
            <text:p>MCP6024-I/ST-ND</text:p>
          </table:table-cell>
          <table:table-cell table:style-name="ce16"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0" office:value-type="float" office:value="1.44" calcext:value-type="float">
            <text:p><text:s/>$1,44000 </text:p>
          </table:table-cell>
          <table:table-cell table:style-name="ce30"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2">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16" table:formula="of:=HYPERLINK(&quot;http://www.digikey.com/product-search/en?KeyWords=&quot;&amp;[.J83];[.J83])" office:value-type="string" office:string-value="24AA1025-I/SN-ND" calcext:value-type="string">
            <text:p>24AA1025-I/SN-ND</text:p>
          </table:table-cell>
          <table:table-cell table:style-name="ce16"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0" office:value-type="float" office:value="2.675" calcext:value-type="float">
            <text:p><text:s/>$2,67500 </text:p>
          </table:table-cell>
          <table:table-cell table:style-name="ce30"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2">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16" table:formula="of:=HYPERLINK(&quot;http://www.digikey.com/product-search/en?KeyWords=&quot;&amp;[.J84];[.J84])" office:value-type="string" office:string-value="24AA025E48-I/SN-ND" calcext:value-type="string">
            <text:p>24AA025E48-I/SN-ND</text:p>
          </table:table-cell>
          <table:table-cell table:style-name="ce16"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0" office:value-type="float" office:value="0.2652" calcext:value-type="float">
            <text:p><text:s/>$0,26520 </text:p>
          </table:table-cell>
          <table:table-cell table:style-name="ce30"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2">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16" table:formula="of:=HYPERLINK(&quot;http://www.digikey.com/product-search/en?KeyWords=&quot;&amp;[.J85];[.J85])" office:value-type="string" office:string-value="296-21527-1-ND" calcext:value-type="string">
            <text:p>296-21527-1-ND</text:p>
          </table:table-cell>
          <table:table-cell table:style-name="ce16"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0" office:value-type="float" office:value="1.6704" calcext:value-type="float">
            <text:p><text:s/>$1,67040 </text:p>
          </table:table-cell>
          <table:table-cell table:style-name="ce30"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2">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16" table:formula="of:=HYPERLINK(&quot;http://www.digikey.com/product-search/en?KeyWords=&quot;&amp;[.J86];[.J86])" office:value-type="string" office:string-value="IS42S16400F-7TL-TR" calcext:value-type="string">
            <text:p>IS42S16400F-7TL-TR</text:p>
          </table:table-cell>
          <table:table-cell table:style-name="ce16" table:formula="of:=HYPERLINK(&quot;http://ar.mouser.com/Search/Refine.aspx?Keyword=&quot;&amp;[.K86];[.K86])" office:value-type="string" office:string-value="870-42S16400F-7TL" calcext:value-type="string">
            <text:p>870-42S16400F-7TL</text:p>
          </table:table-cell>
          <table:table-cell table:formula="of:=100*[.B86]" office:value-type="float" office:value="100" calcext:value-type="float">
            <text:p>100</text:p>
          </table:table-cell>
          <table:table-cell table:style-name="ce30" office:value-type="float" office:value="2.412" calcext:value-type="float">
            <text:p><text:s/>$2,41200 </text:p>
          </table:table-cell>
          <table:table-cell table:style-name="ce30" table:formula="of:=[.B86]*[.H86]" office:value-type="float" office:value="2.412" calcext:value-type="float">
            <text:p><text:s/>$2,41200 </text:p>
          </table:table-cell>
          <table:table-cell office:value-type="string" calcext:value-type="string">
            <text:p>IS42S16400F-7TL-TR</text:p>
          </table:table-cell>
          <table:table-cell office:value-type="string" calcext:value-type="string">
            <text:p>870-42S16400F-7TL</text:p>
          </table:table-cell>
          <table:table-cell table:number-columns-repeated="1013"/>
        </table:table-row>
        <table:table-row table:style-name="ro2">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16" table:formula="of:=HYPERLINK(&quot;http://www.digikey.com/product-search/en?KeyWords=&quot;&amp;[.J87];[.J87])" office:value-type="string" office:string-value="768-1024-1-ND" calcext:value-type="string">
            <text:p>768-1024-1-ND</text:p>
          </table:table-cell>
          <table:table-cell table:style-name="ce16"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0" office:value-type="float" office:value="5.4" calcext:value-type="float">
            <text:p><text:s/>$5,40000 </text:p>
          </table:table-cell>
          <table:table-cell table:style-name="ce30"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2">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16" table:formula="of:=HYPERLINK(&quot;http://www.digikey.com/product-search/en?KeyWords=&quot;&amp;[.J88];[.J88])" office:value-type="string" office:string-value="LM358DGOS-ND" calcext:value-type="string">
            <text:p>LM358DGOS-ND</text:p>
          </table:table-cell>
          <table:table-cell table:style-name="ce16"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0" office:value-type="float" office:value="0.2605" calcext:value-type="float">
            <text:p><text:s/>$0,26050 </text:p>
          </table:table-cell>
          <table:table-cell table:style-name="ce30"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2">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16" table:formula="of:=HYPERLINK(&quot;http://www.digikey.com/product-search/en?KeyWords=&quot;&amp;[.J89];[.J89])" office:value-type="string" office:string-value="AT93C46DN-SH-B-ND" calcext:value-type="string">
            <text:p>AT93C46DN-SH-B-ND</text:p>
          </table:table-cell>
          <table:table-cell table:style-name="ce16"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0" office:value-type="float" office:value="0.2086" calcext:value-type="float">
            <text:p><text:s/>$0,20860 </text:p>
          </table:table-cell>
          <table:table-cell table:style-name="ce30"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2">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16" table:formula="of:=HYPERLINK(&quot;http://www.digikey.com/product-search/en?KeyWords=&quot;&amp;[.J90];[.J90])" office:value-type="string" office:string-value="SN75HVD1176DR" calcext:value-type="string">
            <text:p>SN75HVD1176DR</text:p>
          </table:table-cell>
          <table:table-cell table:style-name="ce16"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0" office:value-type="float" office:value="3.1017" calcext:value-type="float">
            <text:p><text:s/>$3,10170 </text:p>
          </table:table-cell>
          <table:table-cell table:style-name="ce30"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2">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16" table:formula="of:=HYPERLINK(&quot;http://www.digikey.com/product-search/en?KeyWords=&quot;&amp;[.J91];[.J91])" office:value-type="string" office:string-value="535-10829-1-ND" calcext:value-type="string">
            <text:p>535-10829-1-ND</text:p>
          </table:table-cell>
          <table:table-cell table:style-name="ce16"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0" office:value-type="float" office:value="1.0017" calcext:value-type="float">
            <text:p><text:s/>$1,00170 </text:p>
          </table:table-cell>
          <table:table-cell table:style-name="ce30"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2">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16" table:formula="of:=HYPERLINK(&quot;http://www.digikey.com/product-search/en?KeyWords=&quot;&amp;[.J92];[.J92])" office:value-type="string" office:string-value="LM2596SX-5.0/NOPBCT-ND" calcext:value-type="string">
            <text:p>LM2596SX-5.0/NOPBCT-ND</text:p>
          </table:table-cell>
          <table:table-cell table:style-name="ce16"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0" office:value-type="float" office:value="3.4182" calcext:value-type="float">
            <text:p><text:s/>$3,41820 </text:p>
          </table:table-cell>
          <table:table-cell table:style-name="ce30"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2">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16" table:formula="of:=HYPERLINK(&quot;http://www.digikey.com/product-search/en?KeyWords=&quot;&amp;[.J93];[.J93])" office:value-type="string" office:string-value="NCP1117ST33T3GOSCT-ND" calcext:value-type="string">
            <text:p>NCP1117ST33T3GOSCT-ND</text:p>
          </table:table-cell>
          <table:table-cell table:style-name="ce16"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0" office:value-type="float" office:value="0.3127" calcext:value-type="float">
            <text:p><text:s/>$0,31270 </text:p>
          </table:table-cell>
          <table:table-cell table:style-name="ce30"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2">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16" table:formula="of:=HYPERLINK(&quot;http://www.digikey.com/product-search/en?KeyWords=&quot;&amp;[.J94];[.J94])" office:value-type="string" office:string-value="568-4140-1-ND" calcext:value-type="string">
            <text:p>568-4140-1-ND</text:p>
          </table:table-cell>
          <table:table-cell table:style-name="ce16"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0" office:value-type="float" office:value="0.3578" calcext:value-type="float">
            <text:p><text:s/>$0,35780 </text:p>
          </table:table-cell>
          <table:table-cell table:style-name="ce30"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2">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text:p>
          </table:table-cell>
          <table:table-cell table:style-name="ce16" table:formula="of:=HYPERLINK(&quot;http://www.digikey.com/product-search/en?KeyWords=&quot;&amp;[.J95];[.J95])" office:value-type="string" office:string-value="568-10159-ND" calcext:value-type="string">
            <text:p>568-10159-ND</text:p>
          </table:table-cell>
          <table:table-cell table:style-name="ce16"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0" office:value-type="float" office:value="11.05" calcext:value-type="float">
            <text:p><text:s/>$11,05000 </text:p>
          </table:table-cell>
          <table:table-cell table:style-name="ce30"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2">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text:p>
          </table:table-cell>
          <table:table-cell table:style-name="ce16" table:formula="of:=HYPERLINK(&quot;http://www.digikey.com/product-search/en?KeyWords=&quot;&amp;[.J96];[.J96])" office:value-type="string" office:string-value="S25FL032P0XMFI011-ND" calcext:value-type="string">
            <text:p>S25FL032P0XMFI011-ND</text:p>
          </table:table-cell>
          <table:table-cell table:style-name="ce16"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30" office:value-type="float" office:value="0.4985" calcext:value-type="float">
            <text:p><text:s/>$0,49850 </text:p>
          </table:table-cell>
          <table:table-cell table:style-name="ce30"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2">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16" table:formula="of:=HYPERLINK(&quot;http://www.digikey.com/product-search/en?KeyWords=&quot;&amp;[.J97];[.J97])" office:value-type="string" office:string-value="MCP1416T-E/OTCT-ND" calcext:value-type="string">
            <text:p>MCP1416T-E/OTCT-ND</text:p>
          </table:table-cell>
          <table:table-cell table:style-name="ce16"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31" office:value-type="float" office:value="0.47" calcext:value-type="float">
            <text:p><text:s/>$0,47000 </text:p>
          </table:table-cell>
          <table:table-cell table:style-name="ce30"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2">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16" table:formula="of:=HYPERLINK(&quot;http://www.digikey.com/product-search/en?KeyWords=&quot;&amp;[.J98];[.J98])" office:value-type="string" office:string-value="535-9166-1-ND" calcext:value-type="string">
            <text:p>535-9166-1-ND</text:p>
          </table:table-cell>
          <table:table-cell table:style-name="ce16"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0" office:value-type="float" office:value="0.432" calcext:value-type="float">
            <text:p><text:s/>$0,43200 </text:p>
          </table:table-cell>
          <table:table-cell table:style-name="ce30"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2">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16" table:formula="of:=HYPERLINK(&quot;http://www.digikey.com/product-search/en?KeyWords=&quot;&amp;[.J99];[.J99])" office:value-type="string" office:string-value="SER3683CT-ND" calcext:value-type="string">
            <text:p>SER3683CT-ND</text:p>
          </table:table-cell>
          <table:table-cell table:style-name="ce16"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0" office:value-type="float" office:value="0.8" calcext:value-type="float">
            <text:p><text:s/>$0,80000 </text:p>
          </table:table-cell>
          <table:table-cell table:style-name="ce30"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2">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16" table:formula="of:=HYPERLINK(&quot;http://www.digikey.com/product-search/en?KeyWords=&quot;&amp;[.J100];[.J100])" office:value-type="string" office:string-value="P6SMB20CAT3GOSCT-ND" calcext:value-type="string">
            <text:p>P6SMB20CAT3GOSCT-ND</text:p>
          </table:table-cell>
          <table:table-cell table:style-name="ce16"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0" office:value-type="float" office:value="0.24968" calcext:value-type="float">
            <text:p><text:s/>$0,24968 </text:p>
          </table:table-cell>
          <table:table-cell table:style-name="ce30"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2">
          <table:table-cell office:value-type="string" calcext:value-type="string">
            <text:p>P6SMB33CA</text:p>
          </table:table-cell>
          <table:table-cell office:value-type="float" office:value="9" calcext:value-type="float">
            <text:p>9</text:p>
          </table:table-cell>
          <table:table-cell office:value-type="string" calcext:value-type="string">
            <text:p>ZA1</text:p>
          </table:table-cell>
          <table:table-cell office:value-type="string" calcext:value-type="string">
            <text:p>TVS SMD</text:p>
          </table:table-cell>
          <table:table-cell table:style-name="ce16" table:formula="of:=HYPERLINK(&quot;http://www.digikey.com/product-search/en?KeyWords=&quot;&amp;[.J101];[.J101])" office:value-type="string" office:string-value="P6SMB33CA-E3/52GICT-ND" calcext:value-type="string">
            <text:p>P6SMB33CA-E3/52GICT-ND</text:p>
          </table:table-cell>
          <table:table-cell table:style-name="ce16" table:formula="of:=HYPERLINK(&quot;http://ar.mouser.com/Search/Refine.aspx?Keyword=&quot;&amp;[.K101];[.K101])" office:value-type="string" office:string-value="576-P6SMB33CA" calcext:value-type="string">
            <text:p>576-P6SMB33CA</text:p>
          </table:table-cell>
          <table:table-cell table:formula="of:=100*[.B101]" office:value-type="float" office:value="900" calcext:value-type="float">
            <text:p>900</text:p>
          </table:table-cell>
          <table:table-cell table:style-name="ce30" office:value-type="float" office:value="0.22992" calcext:value-type="float">
            <text:p><text:s/>$0,22992 </text:p>
          </table:table-cell>
          <table:table-cell table:style-name="ce30" table:formula="of:=[.B101]*[.H101]" office:value-type="float" office:value="2.06928" calcext:value-type="float">
            <text:p><text:s/>$2,06928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2">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16" table:formula="of:=HYPERLINK(&quot;http://www.digikey.com/product-search/en?KeyWords=&quot;&amp;[.J102];[.J102])" office:value-type="string" office:string-value="MMSZ5V6T1GOSCT-ND" calcext:value-type="string">
            <text:p>MMSZ5V6T1GOSCT-ND</text:p>
          </table:table-cell>
          <table:table-cell table:style-name="ce16"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0" office:value-type="float" office:value="0.1247" calcext:value-type="float">
            <text:p><text:s/>$0,12470 </text:p>
          </table:table-cell>
          <table:table-cell table:style-name="ce30"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6">
          <table:table-cell table:number-columns-repeated="6"/>
          <table:table-cell table:style-name="ce24" office:value-type="string" calcext:value-type="string" table:number-columns-spanned="2" table:number-rows-spanned="1">
            <text:p>Costo de componentes FOB:</text:p>
          </table:table-cell>
          <table:covered-table-cell table:style-name="ce32"/>
          <table:table-cell table:style-name="ce30" table:formula="of:=SUM([.I2:.I102])" office:value-type="float" office:value="92.57632" calcext:value-type="float">
            <text:p><text:s/>$92,57632 </text:p>
          </table:table-cell>
          <table:table-cell table:number-columns-repeated="1015"/>
        </table:table-row>
        <table:table-row table:style-name="ro6">
          <table:table-cell table:number-columns-repeated="9"/>
          <table:table-cell table:style-name="ce42"/>
          <table:table-cell table:number-columns-repeated="1014"/>
        </table:table-row>
        <table:table-row table:style-name="ro6">
          <table:table-cell table:number-columns-repeated="3"/>
          <table:table-cell>
            <draw:custom-shape table:end-cell-address="'ciaa-nxp'.F111" table:end-x="3.327cm" table:end-y="0.067cm" draw:z-index="0" draw:name="CustomShape 1" draw:style-name="gr1" draw:text-style-name="P1" svg:width="9.945cm" svg:height="2.443cm" svg:x="2.483cm" svg:y="0.333cm">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table-cell table:style-name="ce20" table:number-columns-repeated="2"/>
          <table:table-cell table:style-name="ce34" office:value-type="string" office:string-value="Envío:" calcext:value-type="string">
            <text:p>Envío: </text:p>
          </table:table-cell>
          <table:table-cell table:style-name="ce37" office:value-type="float" office:value="40" calcext:value-type="float">
            <text:p><text:s/>$40,00 </text:p>
          </table:table-cell>
          <table:table-cell table:style-name="ce42"/>
          <table:table-cell table:number-columns-repeated="1014"/>
        </table:table-row>
        <table:table-row table:style-name="ro6">
          <table:table-cell table:number-columns-repeated="5"/>
          <table:table-cell table:style-name="ce20"/>
          <table:table-cell table:style-name="ce25" office:value-type="string" calcext:value-type="string" table:number-columns-spanned="2" table:number-rows-spanned="1">
            <text:p>Impuestos de importación (%):</text:p>
          </table:table-cell>
          <table:covered-table-cell table:style-name="ce35"/>
          <table:table-cell table:style-name="ce38" office:value-type="percentage" office:value="0.3" calcext:value-type="percentage">
            <text:p>30%</text:p>
          </table:table-cell>
          <table:table-cell table:style-name="ce42"/>
          <table:table-cell table:number-columns-repeated="1014"/>
        </table:table-row>
        <table:table-row table:style-name="ro6">
          <table:table-cell table:number-columns-repeated="6"/>
          <table:table-cell table:style-name="ce20"/>
          <table:table-cell table:style-name="ce36" office:value-type="string" calcext:value-type="string">
            <text:p>Impuestos de importación ($):</text:p>
          </table:table-cell>
          <table:table-cell table:style-name="ce30" table:formula="of:=[.I106]*([.I103]+[.I105]/100)" office:value-type="float" office:value="27.892896" calcext:value-type="float">
            <text:p><text:s/>$27,89290 </text:p>
          </table:table-cell>
          <table:table-cell table:style-name="ce42"/>
          <table:table-cell table:number-columns-repeated="1014"/>
        </table:table-row>
        <table:table-row table:style-name="ro6">
          <table:table-cell table:number-columns-repeated="1024"/>
        </table:table-row>
        <table:table-row table:style-name="ro6">
          <table:table-cell table:number-columns-repeated="7"/>
          <table:table-cell table:style-name="ce34" office:value-type="string" office:string-value="Montaje:" calcext:value-type="string">
            <text:p>Montaje: </text:p>
          </table:table-cell>
          <table:table-cell table:style-name="ce39" office:value-type="string" office:string-value="tbd" calcext:value-type="string">
            <text:p>tbd </text:p>
          </table:table-cell>
          <table:table-cell table:style-name="ce43"/>
          <table:table-cell/>
          <table:table-cell table:style-name="ce46"/>
          <table:table-cell table:number-columns-repeated="1012"/>
        </table:table-row>
        <table:table-row table:style-name="ro6">
          <table:table-cell table:number-columns-repeated="7"/>
          <table:table-cell table:style-name="ce34" office:value-type="string" office:string-value="PCB:" calcext:value-type="string">
            <text:p>PCB: </text:p>
          </table:table-cell>
          <table:table-cell table:style-name="ce39" office:value-type="string" office:string-value="tbd" calcext:value-type="string">
            <text:p>tbd </text:p>
          </table:table-cell>
          <table:table-cell table:style-name="ce43"/>
          <table:table-cell/>
          <table:table-cell table:style-name="ce46"/>
          <table:table-cell table:number-columns-repeated="1012"/>
        </table:table-row>
        <table:table-row table:style-name="ro6">
          <table:table-cell table:number-columns-repeated="7"/>
          <table:table-cell table:style-name="ce34" office:value-type="string" office:string-value="Gabinete:" calcext:value-type="string">
            <text:p>Gabinete: </text:p>
          </table:table-cell>
          <table:table-cell table:style-name="ce39" office:value-type="string" office:string-value="tbd" calcext:value-type="string">
            <text:p>tbd </text:p>
          </table:table-cell>
          <table:table-cell table:style-name="ce43"/>
          <table:table-cell/>
          <table:table-cell table:style-name="ce46"/>
          <table:table-cell table:number-columns-repeated="1012"/>
        </table:table-row>
        <table:table-row table:style-name="ro6">
          <table:table-cell table:number-columns-repeated="1024"/>
        </table:table-row>
        <table:table-row table:style-name="ro6">
          <table:table-cell table:number-columns-repeated="5"/>
          <table:table-cell table:style-name="ce21" office:value-type="string" calcext:value-type="string" table:number-columns-spanned="3" table:number-rows-spanned="1">
            <text:p>Costo por CIAA, fabricando 100 CIAAs:</text:p>
          </table:table-cell>
          <table:covered-table-cell table:number-columns-repeated="2" table:style-name="ce26"/>
          <table:table-cell table:style-name="ce40" table:formula="of:=SUM([.I109:.I111];[.I103];[.I107];[.I105]/100)" office:value-type="float" office:value="120.869216" calcext:value-type="float">
            <text:p><text:s/>$120,87 </text:p>
          </table:table-cell>
          <table:table-cell table:style-name="ce44"/>
          <table:table-cell table:number-columns-repeated="1014"/>
        </table:table-row>
        <table:table-row table:style-name="ro6">
          <table:table-cell table:number-columns-repeated="1024"/>
        </table:table-row>
        <table:table-row table:style-name="ro6">
          <table:table-cell table:style-name="ce4" office:value-type="string" calcext:value-type="string" table:number-columns-spanned="9" table:number-rows-spanned="1">
            <text:p>Opción: CIAA con Borneras Desmontables</text:p>
          </table:table-cell>
          <table:covered-table-cell table:style-name="ce7"/>
          <table:covered-table-cell table:style-name="ce14"/>
          <table:covered-table-cell table:number-columns-repeated="6" table:style-name="ce7"/>
          <table:table-cell table:number-columns-repeated="1015"/>
        </table:table-row>
        <table:table-row table:style-name="ro2">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16" table:formula="of:=HYPERLINK(&quot;http://www.digikey.com/product-search/en?KeyWords=&quot;&amp;[.J116];[.J116])" office:value-type="string" office:string-value="ED1723-ND" calcext:value-type="string">
            <text:p>ED1723-ND</text:p>
          </table:table-cell>
          <table:table-cell table:style-name="ce16"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0" office:value-type="float" office:value="3.03624" calcext:value-type="float">
            <text:p><text:s/>$3,03624 </text:p>
          </table:table-cell>
          <table:table-cell table:style-name="ce30"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2">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16" table:formula="of:=HYPERLINK(&quot;http://www.digikey.com/product-search/en?KeyWords=&quot;&amp;[.J117];[.J117])" office:value-type="string" office:string-value="ED2910-ND" calcext:value-type="string">
            <text:p>ED2910-ND</text:p>
          </table:table-cell>
          <table:table-cell table:style-name="ce16"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0" office:value-type="float" office:value="1.197" calcext:value-type="float">
            <text:p><text:s/>$1,19700 </text:p>
          </table:table-cell>
          <table:table-cell table:style-name="ce30"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2">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16" table:formula="of:=HYPERLINK(&quot;http://www.digikey.com/product-search/en?KeyWords=&quot;&amp;[.J118];[.J118])" office:value-type="string" office:string-value="277-1101-ND" calcext:value-type="string">
            <text:p>277-1101-ND</text:p>
          </table:table-cell>
          <table:table-cell table:style-name="ce16"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0" office:value-type="float" office:value="1.8674" calcext:value-type="float">
            <text:p><text:s/>$1,86740 </text:p>
          </table:table-cell>
          <table:table-cell table:style-name="ce30"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2">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16" table:formula="of:=HYPERLINK(&quot;http://www.digikey.com/product-search/en?KeyWords=&quot;&amp;[.J119];[.J119])" office:value-type="string" office:string-value="A98067-ND" calcext:value-type="string">
            <text:p>A98067-ND</text:p>
          </table:table-cell>
          <table:table-cell table:style-name="ce16"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0" office:value-type="float" office:value="0.794" calcext:value-type="float">
            <text:p><text:s/>$0,79400 </text:p>
          </table:table-cell>
          <table:table-cell table:style-name="ce30"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6">
          <table:table-cell table:number-columns-repeated="1024"/>
        </table:table-row>
        <table:table-row table:style-name="ro6">
          <table:table-cell table:number-columns-repeated="5"/>
          <table:table-cell table:style-name="ce22" office:value-type="string" calcext:value-type="string" table:number-columns-spanned="3" table:number-rows-spanned="1">
            <text:p>Costo de componentes FOB:</text:p>
          </table:table-cell>
          <table:covered-table-cell table:style-name="ce27"/>
          <table:covered-table-cell table:style-name="ce34"/>
          <table:table-cell table:style-name="ce30" table:formula="of:=SUM([.I2:.I29];[.I32:.I102];[.I116:.I119])" office:value-type="float" office:value="112.37788" calcext:value-type="float">
            <text:p><text:s/>$112,37788 </text:p>
          </table:table-cell>
          <table:table-cell table:number-columns-repeated="1015"/>
        </table:table-row>
        <table:table-row table:style-name="ro6">
          <table:table-cell table:number-columns-repeated="6"/>
          <table:table-cell table:style-name="ce28" office:value-type="string" calcext:value-type="string" table:number-columns-spanned="2" table:number-rows-spanned="1">
            <text:p>Diferencia usando bornes fijos:</text:p>
          </table:table-cell>
          <table:covered-table-cell table:style-name="ce36"/>
          <table:table-cell table:style-name="ce30" table:formula="of:=[.I121]-[.I103]" office:value-type="float" office:value="19.80156" calcext:value-type="float">
            <text:p><text:s/>$19,80156 </text:p>
          </table:table-cell>
          <table:table-cell table:number-columns-repeated="1015"/>
        </table:table-row>
        <table:table-row table:style-name="ro6">
          <table:table-cell table:number-columns-repeated="1024"/>
        </table:table-row>
        <table:table-row table:style-name="ro6">
          <table:table-cell table:number-columns-repeated="7"/>
          <table:table-cell table:style-name="ce36" office:value-type="string" calcext:value-type="string">
            <text:p>Impuestos de importación ($):</text:p>
          </table:table-cell>
          <table:table-cell table:style-name="ce30" table:formula="of:=[.I106]*([.I121]+[.I105]/100)" office:value-type="float" office:value="33.833364" calcext:value-type="float">
            <text:p><text:s/>$33,83336 </text:p>
          </table:table-cell>
          <table:table-cell table:number-columns-repeated="1015"/>
        </table:table-row>
        <table:table-row table:style-name="ro6">
          <table:table-cell table:number-columns-repeated="1024"/>
        </table:table-row>
        <table:table-row table:style-name="ro6">
          <table:table-cell table:number-columns-repeated="5"/>
          <table:table-cell table:style-name="ce21" office:value-type="string" calcext:value-type="string" table:number-columns-spanned="3" table:number-rows-spanned="1">
            <text:p>Costo por CIAA, fabricando 100 CIAAs:</text:p>
          </table:table-cell>
          <table:covered-table-cell table:number-columns-repeated="2" table:style-name="ce26"/>
          <table:table-cell table:style-name="ce40" table:formula="of:=SUM([.I109:.I111];[.I121];[.I124];[.I105]/100)" office:value-type="float" office:value="146.611244" calcext:value-type="float">
            <text:p><text:s/>$146,61 </text:p>
          </table:table-cell>
          <table:table-cell table:number-columns-repeated="1015"/>
        </table:table-row>
        <table:table-row table:style-name="ro6" table:number-rows-repeated="1048449">
          <table:table-cell table:number-columns-repeated="1024"/>
        </table:table-row>
        <table:table-row table:style-name="ro6">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number:text>
      <number:number number:decimal-places="5" number:min-integer-digits="1" number:grouping="true"/>
      <number:text> </number:text>
    </number:number-style>
    <number:number-style style:name="N113P1" style:volatile="true">
      <number:text> $(</number:text>
      <number:number number:decimal-places="5"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0">00/00/0000</text:date>, <text:time style:data-style-name="N2" text:time-value="20:01:40.469079486">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0T20:29:38.950849103</dc:date>
    <meta:generator>LibreOffice/4.2.4.2$Linux_X86_64 LibreOffice_project/420m0$Build-2</meta:generator>
    <meta:editing-duration>PT2H46M24S</meta:editing-duration>
    <meta:editing-cycles>12</meta:editing-cycles>
    <dc:creator>Pablo </dc:creator>
    <meta:document-statistic meta:table-count="2" meta:cell-count="1274" meta:object-count="1"/>
  </office:meta>
</office:document-meta>
</file>